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" style:family="paragraph" style:parent-style-name="Table_20_Contents"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" style:family="paragraph" style:parent-style-name="Table_20_Contents">
      <style:text-properties fo:color="#0000ff" style:font-name="Liberation Sans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4" style:family="paragraph" style:parent-style-name="Table_20_Contents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9" style:family="paragraph" style:parent-style-name="Standard">
      <style:text-properties fo:color="#0000ff" style:font-name="Liberation Sans" fo:font-weight="bold" style:font-weight-asian="bold" style:font-weight-complex="bold"/>
    </style:style>
    <style:style style:name="P10" style:family="paragraph" style:parent-style-name="Standard">
      <style:text-properties fo:color="#0000ff" style:font-name="Liberation Sans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2" style:family="paragraph" style:parent-style-name="Table_20_Contents" style:list-style-name="L1"/>
    <style:style style:name="P13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4" style:family="paragraph" style:parent-style-name="Table_20_Contents" style:list-style-name="L1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5" style:family="paragraph" style:parent-style-name="Table_20_Contents">
      <style:text-properties fo:color="#0000ff" style:font-name="Liberation Sans" fo:font-size="11pt" style:font-name-asian="Monospace" style:font-size-asian="11pt" style:font-name-complex="Monospace" style:font-size-complex="11pt"/>
    </style:style>
    <style:style style:name="P16" style:family="paragraph" style:parent-style-name="Table_20_Contents" style:list-style-name="L4">
      <style:text-properties fo:font-size="10.5pt" style:font-size-asian="10.5pt" style:font-size-complex="10.5pt"/>
    </style:style>
    <style:style style:name="P17" style:family="paragraph" style:parent-style-name="Table_20_Contents" style:list-style-name="L3"/>
    <style:style style:name="P18" style:family="paragraph" style:parent-style-name="Table_20_Contents" style:list-style-name="L5"/>
    <style:style style:name="P19" style:family="paragraph" style:parent-style-name="Table_20_Contents" style:list-style-name="L6"/>
    <style:style style:name="P20" style:family="paragraph" style:parent-style-name="Table_20_Contents" style:list-style-name="L7"/>
    <style:style style:name="P21" style:family="paragraph" style:parent-style-name="Table_20_Contents">
      <style:paragraph-properties fo:margin-left="0.4925in" fo:margin-right="0in" fo:text-indent="0in" style:auto-text-indent="false"/>
    </style:style>
    <style:style style:name="P22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3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4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25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P26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27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normal" style:font-name-asian="Monospace" style:font-size-asian="11pt" style:font-weight-asian="normal" style:font-name-complex="Monospace" style:font-size-complex="11pt" style:font-weight-complex="normal"/>
    </style:style>
    <style:style style:name="P28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29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0" style:family="paragraph" style:parent-style-name="Table_20_Contents">
      <style:paragraph-properties fo:margin-left="0.4925in" fo:margin-right="0in" fo:text-indent="0in" style:auto-text-indent="false"/>
      <style:text-properties fo:color="#808080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P31" style:family="paragraph" style:parent-style-name="Table_20_Contents">
      <style:paragraph-properties fo:margin-left="0.4925in" fo:margin-right="0in" fo:text-indent="0in" style:auto-text-indent="false" fo:break-before="pag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32" style:family="paragraph" style:parent-style-name="Table_20_Contents">
      <style:paragraph-properties fo:margin-left="0.4925in" fo:margin-right="0in" fo:text-indent="0in" style:auto-text-indent="false" fo:break-before="pag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3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normal" style:font-name-asian="Monospace" style:font-size-asian="11pt" style:font-weight-asian="normal" style:font-name-complex="Monospace" style:font-size-complex="11pt" style:font-weight-complex="normal"/>
    </style:style>
    <style:style style:name="P34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35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6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7" style:family="paragraph" style:parent-style-name="Table_20_Contents" style:list-style-name="L4">
      <style:paragraph-properties fo:margin-left="0in" fo:margin-right="0in" fo:text-indent="0in" style:auto-text-indent="false"/>
      <style:text-properties fo:font-size="10.5pt" style:font-size-asian="10.5pt" style:font-size-complex="10.5pt"/>
    </style:style>
    <style:style style:name="P38" style:family="paragraph" style:parent-style-name="Table_20_Contents">
      <style:paragraph-properties fo:break-before="page"/>
    </style:style>
    <style:style style:name="P39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40" style:family="paragraph" style:parent-style-name="Table_20_Contents" style:list-style-name="L4">
      <style:paragraph-properties fo:margin-left="1.4772in" fo:margin-right="0in" fo:text-indent="-0.25in" style:auto-text-indent="false"/>
      <style:text-properties fo:font-size="10.5pt" style:font-size-asian="10.5pt" style:font-size-complex="10.5pt"/>
    </style:style>
    <style:style style:name="P41" style:family="paragraph" style:parent-style-name="Table_20_Contents" style:list-style-name="L4">
      <style:paragraph-properties fo:margin-left="1.9693in" fo:margin-right="0in" fo:text-indent="-0.25in" style:auto-text-indent="false"/>
      <style:text-properties fo:font-size="10.5pt" style:font-size-asian="10.5pt" style:font-size-complex="10.5pt"/>
    </style:style>
    <style:style style:name="P42" style:family="paragraph" style:parent-style-name="Standard" style:list-style-name="L2"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43" style:family="paragraph" style:parent-style-name="Standard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4" style:family="paragraph" style:parent-style-name="Standard"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45" style:family="paragraph" style:parent-style-name="Standard" style:list-style-name="L2">
      <style:paragraph-properties fo:margin-left="0.9846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6" style:family="paragraph" style:parent-style-name="Standard" style:list-style-name="L2">
      <style:paragraph-properties fo:margin-left="0.4925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7" style:family="paragraph" style:parent-style-name="Standard" style:list-style-name="L2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4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50" style:family="paragraph" style:parent-style-name="Standard">
      <style:paragraph-properties fo:break-before="pag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53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solid" style:text-underline-width="auto" style:text-underline-color="font-color" fo:font-weight="bold" style:font-name-asian="Monospace" style:font-size-asian="9pt" style:font-weight-asian="bold" style:font-name-complex="Monospace" style:font-size-complex="9pt" style:font-weight-complex="bold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font-name-asian="Monospace" style:font-size-asian="9pt" style:font-name-complex="Monospace" style:font-size-complex="9pt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fo:color="#0000ff" style:font-name="Liberation Sans" fo:font-size="10.5pt" style:font-name-asian="Monospace" style:font-size-asian="10.5pt" style:font-name-complex="Monospace" style:font-size-complex="10.5pt"/>
    </style:style>
    <style:style style:name="T1" style:family="text">
      <style:text-properties fo:color="#0000ff"/>
    </style:style>
    <style:style style:name="T2" style:family="text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3" style:family="text">
      <style:text-properties fo:color="#0000ff" style:font-name="Liberation Sans" fo:font-size="10.5pt" fo:font-weight="bold" style:font-name-asian="Monospace" style:font-size-asian="10.5pt" style:font-weight-asian="bold" style:font-name-complex="Monospace" style:font-size-complex="10.5pt" style:font-weight-complex="bold"/>
    </style:style>
    <style:style style:name="T4" style:family="text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5" style:family="text">
      <style:text-properties fo:color="#0000ff" style:font-name="Liberation Sans" fo:font-size="10.5pt" style:text-underline-style="none" fo:font-weight="bold" style:font-name-asian="Monospace" style:font-size-asian="10.5pt" style:font-weight-asian="bold" style:font-name-complex="Monospace" style:font-size-complex="10.5pt" style:font-weight-complex="bold"/>
    </style:style>
    <style:style style:name="T6" style:family="text">
      <style:text-properties fo:color="#0000ff" style:font-name="Liberation Sans" fo:font-size="10.5pt" fo:font-style="italic" style:text-underline-style="none" fo:font-weight="bold" style:font-name-asian="Monospace" style:font-size-asian="10.5pt" style:font-style-asian="italic" style:font-weight-asian="bold" style:font-name-complex="Monospace" style:font-size-complex="10.5pt" style:font-style-complex="italic" style:font-weight-complex="bold"/>
    </style:style>
    <style:style style:name="T7" style:family="text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T8" style:family="text">
      <style:text-properties fo:color="#0000ff" style:font-name="Liberation Sans" style:text-underline-style="none" fo:font-weight="normal" style:font-name-asian="Monospace" style:font-weight-asian="normal" style:font-name-complex="Monospace" style:font-weight-complex="normal"/>
    </style:style>
    <style:style style:name="T9" style:family="text">
      <style:text-properties fo:color="#0000ff" style:font-name="Liberation Sans" style:text-underline-style="none" fo:font-weight="normal" style:font-name-asian="Monospace" style:font-weight-asian="normal" style:font-name-complex="Monospace" style:font-weight-complex="bold"/>
    </style:style>
    <style:style style:name="T10" style:family="text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style:text-underline-style="none" style:font-name-asian="Monospace" style:font-name-complex="Monospace"/>
    </style:style>
    <style:style style:name="T13" style:family="text">
      <style:text-properties style:font-name="Liberation Sans"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style:font-size-complex="11pt"/>
    </style:style>
    <style:style style:name="T17" style:family="text">
      <style:text-properties fo:color="#000000"/>
    </style:style>
    <style:style style:name="T18" style:family="text">
      <style:text-properties fo:color="#000000" style:text-underline-style="none"/>
    </style:style>
    <style:style style:name="T19" style:family="text">
      <style:text-properties fo:color="#000000" style:text-underline-style="none" fo:font-weight="normal" style:font-weight-asian="normal" style:font-weight-complex="normal"/>
    </style:style>
    <style:style style:name="T20" style:family="text">
      <style:text-properties fo:color="#660000"/>
    </style:style>
    <style:style style:name="T21" style:family="text">
      <style:text-properties fo:font-weight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size-complex="11pt" style:font-weight-complex="bold"/>
    </style:style>
    <style:style style:name="T24" style:family="text">
      <style:text-properties fo:font-weight="bold" style:font-weight-asian="bold" style:font-name-complex="Monospace" style:font-weight-complex="bold"/>
    </style:style>
    <style:style style:name="T25" style:family="text">
      <style:text-properties fo:color="#808080"/>
    </style:style>
    <style:style style:name="T26" style:family="text">
      <style:text-properties fo:color="#80808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27" style:family="text">
      <style:text-properties fo:color="#808080" style:text-underline-style="none"/>
    </style:style>
    <style:style style:name="T28" style:family="text">
      <style:text-properties fo:color="#808080" style:text-underline-style="none" fo:font-weight="normal" style:font-weight-asian="normal" style:font-weight-complex="normal"/>
    </style:style>
    <style:style style:name="T29" style:family="text">
      <style:text-properties fo:color="#808080" style:font-name="Liberation Sans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30" style:family="text">
      <style:text-properties fo:color="#808080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31" style:family="text">
      <style:text-properties fo:color="#ff0000"/>
    </style:style>
    <style:style style:name="T32" style:family="text">
      <style:text-properties fo:color="#000080"/>
    </style:style>
    <style:style style:name="T33" style:family="text">
      <style:text-properties fo:color="#000080" style:text-underline-style="none"/>
    </style:style>
    <style:style style:name="T34" style:family="text">
      <style:text-properties fo:color="#000080" style:text-underline-style="none" fo:font-weight="normal" style:font-weight-asian="normal" style:font-weight-complex="normal"/>
    </style:style>
    <style:style style:name="T35" style:family="text">
      <style:text-properties fo:color="#000080" fo:font-weight="bold" style:font-weight-asian="bold" style:font-weight-complex="bold"/>
    </style:style>
    <style:style style:name="T36" style:family="text">
      <style:text-properties fo:color="#000080" style:font-name="Liberation Sans" fo:font-size="10.5pt" style:text-underline-style="none" fo:font-weight="bold" style:font-name-asian="Monospace" style:font-size-asian="10.5pt" style:font-weight-asian="bold" style:font-name-complex="Monospace" style:font-size-complex="10.5pt" style:font-weight-complex="bold"/>
    </style:style>
    <style:style style:name="T37" style:family="text">
      <style:text-properties fo:color="#000080" style:font-name="Liberation Sans" style:text-underline-style="none" fo:font-weight="bold" style:font-name-asian="Monospace" style:font-weight-asian="bold" style:font-name-complex="Monospace" style:font-weight-complex="bold"/>
    </style:style>
    <style:style style:name="T38" style:family="text">
      <style:text-properties fo:color="#000080" style:font-name="Liberation Mono" fo:font-size="9pt" fo:font-weight="bold" style:font-size-asian="9pt" style:font-weight-asian="bold" style:font-size-complex="9pt" style:font-weight-complex="bold"/>
    </style:style>
    <style:style style:name="T39" style:family="text">
      <style:text-properties fo:color="#000080" fo:font-style="italic" style:font-style-asian="italic" style:font-style-complex="italic"/>
    </style:style>
    <style:style style:name="T40" style:family="text">
      <style:text-properties fo:color="#000080" fo:font-style="normal" style:font-style-asian="normal" style:font-style-complex="normal"/>
    </style:style>
    <style:style style:name="T41" style:family="text">
      <style:text-properties fo:color="#000080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000080" fo:font-size="11pt"/>
    </style:style>
    <style:style style:name="T43" style:family="text">
      <style:text-properties fo:font-weight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font-weight-asian="normal"/>
    </style:style>
    <style:style style:name="T46" style:family="text">
      <style:text-properties style:font-weight-complex="normal"/>
    </style:style>
    <style:style style:name="T47" style:family="text">
      <style:text-properties style:font-name="Liberation Mono"/>
    </style:style>
    <style:style style:name="T48" style:family="text">
      <style:text-properties style:font-name="Liberation Mono" fo:font-size="9pt" style:font-size-asian="9pt" style:font-size-complex="9pt"/>
    </style:style>
    <style:style style:name="T49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50" style:family="text">
      <style:text-properties fo:font-size="9pt" fo:font-weight="normal" style:font-size-asian="9pt" style:font-weight-asian="normal" style:font-size-complex="9pt" style:font-weight-complex="normal"/>
    </style:style>
    <style:style style:name="T51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52" style:family="text">
      <style:text-properties style:font-name="Liberation Sans" fo:font-weight="normal" style:font-weight-asian="normal" style:font-weight-complex="normal"/>
    </style:style>
    <style:style style:name="T53" style:family="text">
      <style:text-properties style:font-name="Liberation Sans" fo:font-weight="normal" style:font-name-asian="Monospace" style:font-weight-asian="normal" style:font-name-complex="Monospace" style:font-weight-complex="normal"/>
    </style:style>
    <style:style style:name="T54" style:family="text">
      <style:text-properties style:font-name="Liberation Sans" style:font-name-asian="Monospace" style:font-name-complex="Monospace"/>
    </style:style>
    <style:style style:name="T55" style:family="text">
      <style:text-properties style:font-name="Liberation Sans" fo:font-weight="bold" style:font-name-asian="Monospace" style:font-weight-asian="bold" style:font-name-complex="Monospace" style:font-weight-complex="bold"/>
    </style:style>
    <style:style style:name="T56" style:family="text">
      <style:text-properties style:font-name="Liberation Sans" fo:font-style="italic" fo:font-weight="bold" style:font-name-asian="Monospace" style:font-style-asian="italic" style:font-weight-asian="bold" style:font-name-complex="Monospace" style:font-style-complex="italic" style:font-weight-complex="bold"/>
    </style:style>
    <style:style style:name="T57" style:family="text">
      <style:text-properties style:font-name="Liberation Sans" fo:font-size="11pt" fo:font-style="italic" fo:font-weight="bold" style:font-name-asian="Monospace" style:font-size-asian="11pt" style:font-style-asian="italic" style:font-weight-asian="bold" style:font-name-complex="Monospace" style:font-size-complex="11pt" style:font-style-complex="italic" style:font-weight-complex="bold"/>
    </style:style>
    <style:style style:name="T58" style:family="text"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T59" style:family="text">
      <style:text-properties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60" style:family="text">
      <style:text-properties style:font-name="Liberation Sans" fo:font-size="10.5pt" style:font-name-asian="Monospace" style:font-size-asian="10.5pt" style:font-name-complex="Monospace" style:font-size-complex="10.5pt"/>
    </style:style>
    <style:style style:name="T61" style:family="text">
      <style:text-properties fo:font-size="11pt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64" style:family="text">
      <style:text-properties fo:font-size="10.5pt"/>
    </style:style>
    <style:style style:name="T65" style:family="text">
      <style:text-properties fo:font-size="10.5pt" style:text-underline-style="none" style:font-size-asian="10.5pt" style:font-size-complex="10.5pt"/>
    </style:style>
    <style:style style:name="T66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font-name-asian="Monospace"/>
    </style:style>
    <style:style style:name="T69" style:family="text">
      <style:text-properties style:font-size-asian="11pt"/>
    </style:style>
    <style:style style:name="T70" style:family="text">
      <style:text-properties style:font-name-complex="Monospace"/>
    </style:style>
    <style:style style:name="T71" style:family="text">
      <style:text-properties style:font-size-complex="11pt"/>
    </style:style>
    <style:style style:name="T72" style:family="text">
      <style:text-properties fo:color="#008200"/>
    </style:style>
    <style:style style:name="T73" style:family="text">
      <style:text-properties style:font-size-asian="10.5pt"/>
    </style:style>
    <style:style style:name="T74" style:family="text">
      <style:text-properties style:font-size-complex="10.5pt"/>
    </style:style>
    <style:style style:name="T75" style:family="text">
      <style:text-properties style:font-weight-asian="bold"/>
    </style:style>
    <style:style style:name="T76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toload\BaseClass Class</text:p>
      <text:p text:style-name="P10"/>
      <text:p text:style-name="P15"><text:span text:style-name="T44">The Autoload\BaseClass</text:span><text:span text:style-name="T52"> class is</text:span><text:span text:style-name="T58"> a</text:span><text:span text:style-name="T59">n abstract base class for all PSR-0 compliant autoloaders</text:span><text:span text:style-name="T60">.</text:span><text:span text:style-name="T44"> <text:s/>For more information about PSR-0 and it's implications refer to </text:span><text:span text:style-name="T62">PHPProjectLib Developer's Guide, Section 2 – Autoloading Classes and PSR-0</text:span><text:span text:style-name="T44">.</text:span></text:p>
      <text:p text:style-name="P3"/>
      <text:p text:style-name="P4">Design criteria and considerations</text:p>
      <text:p text:style-name="P1"/>
      <text:p text:style-name="P8">Among the design considerations for the Autoload\BaseClass class are:</text:p>
      <text:p text:style-name="P1"/>
      <text:list xml:id="list1157339601" text:style-name="L1">
        <text:list-item>
          <text:p text:style-name="P14">The class calls the Autoload\Spl static class to register the autoloader for automatic use;;</text:p>
        </text:list-item>
        <text:list-item>
          <text:p text:style-name="P14">The class calls Autoload\Exception to notify the caller about an error situation;</text:p>
        </text:list-item>
        <text:list-item>
          <text:p text:style-name="P12"><text:span text:style-name="T2">The class will provide an abstract template for the </text:span><text:span text:style-name="T3">loader()</text:span><text:span text:style-name="T2"> method, which is the only class method that the autoload class implementation </text:span><text:span text:style-name="T3">must</text:span> <text:span text:style-name="T2">provide;</text:span></text:p>
        </text:list-item>
        <text:list-item>
          <text:p text:style-name="P12"><text:span text:style-name="T2">The class will provide most of the functions common to most autoload class implementations:</text:span></text:p>
        </text:list-item>
      </text:list>
      <text:list xml:id="list525991158" text:style-name="L5">
        <text:list-item>
          <text:p text:style-name="P18"><text:span text:style-name="T2">loadClassFile()</text:span></text:p>
        </text:list-item>
        <text:list-item>
          <text:p text:style-name="P18"><text:span text:style-name="T2">register()</text:span></text:p>
        </text:list-item>
        <text:list-item>
          <text:p text:style-name="P18"><text:span text:style-name="T2">convertUnderscores()</text:span></text:p>
        </text:list-item>
        <text:list-item>
          <text:p text:style-name="P18"><text:span text:style-name="T2">getSeparator()</text:span></text:p>
        </text:list-item>
      </text:list>
      <text:p text:style-name="P1"/>
      <text:p text:style-name="P2">Coding</text:p>
      <text:p text:style-name="P1"/>
      <text:p text:style-name="P1">The Autoload\BaseClass class contains a single property.</text:p>
      <text:p text:style-name="P1"/>
      <text:p text:style-name="P26">$separator</text:p>
      <text:p text:style-name="P27"><text:span text:style-name="T65"/></text:p>
      <text:p text:style-name="P27"><text:span text:style-name="T65">This variable contains the directory separator for the underlying PHP implementation.</text:span></text:p>
      <text:p text:style-name="P33"><text:span text:style-name="T65"/></text:p>
      <text:p text:style-name="P54"><text:span text:style-name="T14">/**</text:span></text:p>
      <text:p text:style-name="P49"><text:tab/> * separator</text:p>
      <text:p text:style-name="P49"><text:tab/> *</text:p>
      <text:p text:style-name="P49"><text:tab/> * The current separator</text:p>
      <text:p text:style-name="P49"><text:tab/> * @var string $separator</text:p>
      <text:p text:style-name="P49"><text:tab/> */</text:p>
      <text:p text:style-name="P49"><text:tab/>private<text:tab/><text:tab/><text:tab/>$separator;</text:p>
      <text:p text:style-name="P33"><text:span text:style-name="T65"/></text:p>
      <text:p text:style-name="P33"><text:span text:style-name="T65">The Autoload\BaseClass class contains a single abstract method declaration:</text:span></text:p>
      <text:p text:style-name="P33"><text:span text:style-name="T65"/></text:p>
      <text:p text:style-name="P26">loader</text:p>
      <text:p text:style-name="P26"><text:span text:style-name="T66"/></text:p>
      <text:p text:style-name="P54"><text:span text:style-name="T14">/**</text:span></text:p>
      <text:p text:style-name="P53"><text:s/>* loader</text:p>
      <text:p text:style-name="P53"><text:s/>*</text:p>
      <text:p text:style-name="P53"><text:s/>* The autoload class loader.</text:p>
      <text:p text:style-name="P53"><text:s/>* @param string $class</text:p>
      <text:p text:style-name="P53"><text:s/>* @return boolean true = successful, false = failed.</text:p>
      <text:p text:style-name="P53"><text:s/>*/</text:p>
      <text:p text:style-name="P53">abstract public function loader($class);</text:p>
      <text:p text:style-name="P26"><text:span text:style-name="T66"/></text:p>
      <text:p text:style-name="P26"><text:span text:style-name="T66">The abstract declaration of the </text:span><text:span text:style-name="T65">loader()</text:span><text:span text:style-name="T66"> method requires the extending class to include an implementation of the</text:span><text:span text:style-name="T65"> loader() </text:span><text:span text:style-name="T66">method.</text:span></text:p>
      <text:p text:style-name="P26"><text:span text:style-name="T66"/></text:p>
      <text:p text:style-name="P38"><text:span text:style-name="T2">The </text:span><text:span text:style-name="T3">Autoload\BaseClass</text:span><text:span text:style-name="T2"> class contains the following methods. <text:s/></text:span></text:p>
      <text:p text:style-name="P1"/>
      <text:p text:style-name="P21"><text:span text:style-name="T7">getSeparator</text:span></text:p>
      <text:p text:style-name="P5"/>
      <text:p text:style-name="P57"><text:span text:style-name="T15">Sets the separator character on the first call and returns the </text:span>current value of the directory separator.</text:p>
      <text:p text:style-name="P56"><text:span text:style-name="T4"/></text:p>
      <text:p text:style-name="P56">/**</text:p>
      <text:p text:style-name="P53"><text:s/>* getSeparator.</text:p>
      <text:p text:style-name="P53"><text:s/>*</text:p>
      <text:p text:style-name="P53"><text:s/>* Sets the separator character on the first call and returns the</text:p>
      <text:p text:style-name="P53"><text:s/>* current value of the directory separator.</text:p>
      <text:p text:style-name="P53"><text:s/>* @return string $separator = current directory path separator</text:p>
      <text:p text:style-name="P53"><text:s/>*/</text:p>
      <text:p text:style-name="P53">public function getSeparator()</text:p>
      <text:p text:style-name="P53">{</text:p>
      <text:p text:style-name="P53"><text:s text:c="4"/>if (! $this-&gt;separator)</text:p>
      <text:p text:style-name="P53"><text:s text:c="4"/>{</text:p>
      <text:p text:style-name="P53"><text:tab/>$this-&gt;separator = (substr(strtolower(trim(php_uname())), 0, 3) == 'win') </text:p>
      <text:p text:style-name="P53"><text:tab/><text:tab/><text:tab/><text:tab/><text:tab/>? '/' : DIRECTORY_SEPARATOR;</text:p>
      <text:p text:style-name="P53"><text:s text:c="4"/>}</text:p>
      <text:p text:style-name="P53"/>
      <text:p text:style-name="P53"><text:s text:c="4"/>return $this-&gt;separator;</text:p>
      <text:p text:style-name="P53">}</text:p>
      <text:p text:style-name="P53"/>
      <text:p text:style-name="P26">register</text:p>
      <text:p text:style-name="P5"/>
      <text:p text:style-name="P5">Register the handler with the Spl autoload functions.</text:p>
      <text:p text:style-name="P5"/>
      <text:p text:style-name="P51">/**</text:p>
      <text:p text:style-name="P53"><text:s/>* register</text:p>
      <text:p text:style-name="P53"><text:s/>*</text:p>
      <text:p text:style-name="P53"><text:s/>* Register the handler</text:p>
      <text:p text:style-name="P53"><text:s/>* @param string $handler = name of the method in the </text:p>
      <text:p text:style-name="P53"><text:s/>*<text:tab/><text:tab/><text:tab/><text:tab/> <text:s text:c="3"/>current class instance to register</text:p>
      <text:p text:style-name="P53"><text:s/>* @param boolean $replace = true to replace if already exists, \</text:p>
      <text:p text:style-name="P53"><text:s/>* <text:s text:c="26"/>false to not replace existing (default)</text:p>
      <text:p text:style-name="P53"><text:s/>* @param boolean $prepend = true to add to front of registered list, </text:p>
      <text:p text:style-name="P53"><text:tab/><text:tab/><text:tab/><text:tab/> <text:s text:c="2"/>false to add to back (default)</text:p>
      <text:p text:style-name="P53"><text:s/>* @return boolean true = successful, false = not</text:p>
      <text:p text:style-name="P53"><text:s/>*/</text:p>
      <text:p text:style-name="P53">protected function register($handler, $replace=false, $prepend=false)</text:p>
      <text:p text:style-name="P53">{</text:p>
      <text:p text:style-name="P53"><text:tab/>if ($prepend === null)</text:p>
      <text:p text:style-name="P53"><text:tab/>{</text:p>
      <text:p text:style-name="P53"><text:tab/><text:tab/>$prepend = false;</text:p>
      <text:p text:style-name="P53"><text:tab/>}</text:p>
      <text:p text:style-name="P53"/>
      <text:p text:style-name="P53"><text:tab/>if ($replace === null)</text:p>
      <text:p text:style-name="P53"><text:tab/>{</text:p>
      <text:p text:style-name="P53"><text:tab/><text:tab/>$replace = false;</text:p>
      <text:p text:style-name="P53"><text:tab/>}</text:p>
      <text:p text:style-name="P53"/>
      <text:p text:style-name="P53"><text:tab/>return Spl::register($handler, $replace, $prepend);</text:p>
      <text:p text:style-name="P53">}</text:p>
      <text:p text:style-name="P5"/>
      <text:p text:style-name="P5">register expects 1 mandatory parameter:</text:p>
      <text:list xml:id="list777708206" text:style-name="L6">
        <text:list-item>
          <text:p text:style-name="P19"><text:span text:style-name="T4">$handler = name of the method to register</text:span></text:p>
        </text:list-item>
      </text:list>
      <text:p text:style-name="Table_20_Contents"><text:span text:style-name="T4"/></text:p>
      <text:p text:style-name="P21"><text:span text:style-name="T4">and 2 optional parameters:</text:span></text:p>
      <text:list xml:id="list1700196159" text:style-name="L7">
        <text:list-item>
          <text:p text:style-name="P20"><text:span text:style-name="T4">$replace = true to replace if already exists, false to not replace (default = false)</text:span></text:p>
        </text:list-item>
        <text:list-item>
          <text:p text:style-name="P20"><text:span text:style-name="T4">$prepend = true to add to the front of the list, false to add to the end (default = false)</text:span></text:p>
        </text:list-item>
      </text:list>
      <text:p text:style-name="P21"><text:span text:style-name="T4"/></text:p>
      <text:p text:style-name="P21"><text:soft-page-break/><text:span text:style-name="T4">If the value in $replace is null, it is assigned a value of false. <text:s/>Likewise, if the value in $prepend is null, it is assigned a value of false.</text:span></text:p>
      <text:p text:style-name="Table_20_Contents"><text:span text:style-name="T4"/></text:p>
      <text:p text:style-name="P21"><text:span text:style-name="T4">The Autoload\Spl::register function is called to register the supplied $handler</text:span></text:p>
      <text:p text:style-name="P21"><text:span text:style-name="T4"/></text:p>
      <text:p text:style-name="P21"><text:span text:style-name="T4"/></text:p>
      <text:p text:style-name="P26">loadClassFile</text:p>
      <text:p text:style-name="P26"><text:span text:style-name="T66"/></text:p>
      <text:p text:style-name="P26"><text:span text:style-name="T66">The Autoload\BaseClass class file loader method.</text:span></text:p>
      <text:p text:style-name="P26"><text:span text:style-name="T66"/></text:p>
      <text:p text:style-name="P54"><text:span text:style-name="T14">/**</text:span></text:p>
      <text:p text:style-name="P53"><text:s/>* loadClassFile</text:p>
      <text:p text:style-name="P53"><text:s/>*</text:p>
      <text:p text:style-name="P53"><text:s/>* The autoload class file loader.</text:p>
      <text:p text:style-name="P53"><text:s/>* @param string $class = the class file to load</text:p>
      <text:p text:style-name="P49"><text:tab/> * @param array $directories = directories to search for the file in</text:p>
      <text:p text:style-name="P53"><text:s/>* @return boolean true = successful, false = failed.</text:p>
      <text:p text:style-name="P53"><text:s/>*/</text:p>
      <text:p text:style-name="P53">protected function loadClassFile($class, $directories)</text:p>
      <text:p text:style-name="P53">{</text:p>
      <text:p text:style-name="P53"><text:tab/>foreach($directories as $directory)</text:p>
      <text:p text:style-name="P53"><text:tab/>{</text:p>
      <text:p text:style-name="P53"><text:tab/> <text:s/><text:tab/>$classFile = str_replace(array('\\', '\\\\', '//'), '/', </text:p>
      <text:p text:style-name="P53"><text:tab/><text:tab/><text:tab/><text:tab/>sprintf('%s%s%s.php', $directory, </text:p>
      <text:p text:style-name="P53"><text:tab/><text:tab/><text:tab/><text:tab/><text:tab/><text:tab/><text:tab/> <text:s/>$this-&gt;separator, </text:p>
      <text:p text:style-name="P53"><text:tab/><text:tab/><text:tab/><text:tab/><text:tab/><text:tab/><text:tab/> <text:s/>$class));</text:p>
      <text:p text:style-name="P53"/>
      <text:p text:style-name="P53"><text:tab/> <text:s/><text:tab/>if (file_exists($classFile))</text:p>
      <text:p text:style-name="P53"><text:tab/> <text:s/><text:tab/>{</text:p>
      <text:p text:style-name="P53"><text:tab/><text:tab/><text:tab/>if (include_once $classFile)</text:p>
      <text:p text:style-name="P53"><text:tab/><text:tab/><text:tab/>{</text:p>
      <text:p text:style-name="P53"><text:tab/><text:tab/><text:tab/><text:tab/>return true;</text:p>
      <text:p text:style-name="P53"><text:tab/><text:tab/><text:tab/>}</text:p>
      <text:p text:style-name="P53"><text:tab/> <text:s/><text:tab/>}</text:p>
      <text:p text:style-name="P53"><text:tab/>}</text:p>
      <text:p text:style-name="P53"/>
      <text:p text:style-name="P53"><text:s text:c="2"/><text:tab/>return false;</text:p>
      <text:p text:style-name="P53">}</text:p>
      <text:p text:style-name="P26"><text:span text:style-name="T66"/></text:p>
      <text:p text:style-name="P24"><text:span text:style-name="T15">The loadClassFile method expects 2 parameters:</text:span></text:p>
      <text:p text:style-name="P24"><text:span text:style-name="T15"/></text:p>
      <text:p text:style-name="P39"><text:span text:style-name="T33">$class </text:span><text:span text:style-name="T15"><text:s/>= A string containing the name of the class file to load</text:span></text:p>
      <text:p text:style-name="P39"><text:span text:style-name="T33">$directories</text:span><text:span text:style-name="T15"> = An array containing the names of the directories to search</text:span></text:p>
      <text:p text:style-name="P36"><text:span text:style-name="T15"/></text:p>
      <text:p text:style-name="P24"><text:span text:style-name="T15">The following steps are performed for each directory name in the </text:span><text:span text:style-name="T33">$directories</text:span><text:span text:style-name="T15"> array:</text:span></text:p>
      <text:list xml:id="list491171409" text:style-name="L4">
        <text:list-item>
          <text:p text:style-name="P16"><text:span text:style-name="T8">A class file path is constructed from the directory name and the class name;</text:span></text:p>
        </text:list-item>
        <text:list-item>
          <text:p text:style-name="P16"><text:span text:style-name="T8">the class file path is checked for existence.</text:span></text:p>
        </text:list-item>
        <text:list-item>
          <text:p text:style-name="P40"><text:span text:style-name="T8">If the class file exists, </text:span></text:p>
        </text:list-item>
        <text:list-item>
          <text:p text:style-name="P41"><text:span text:style-name="T8">load the class file via an include_once command</text:span></text:p>
        </text:list-item>
        <text:list-item>
          <text:p text:style-name="P41"><text:span text:style-name="T9">If the class file load is successful, a </text:span><text:span text:style-name="T37">true</text:span><text:span text:style-name="T8"> value is returned.</text:span></text:p>
          <text:p text:style-name="P37"><text:span text:style-name="T8"/></text:p>
        </text:list-item>
      </text:list>
      <text:p text:style-name="P5">If the class file wasn't loaded after checking each directory name, return a <text:span text:style-name="T41">false</text:span> value.</text:p>
      <text:p text:style-name="P26"><text:span text:style-name="T66"/></text:p>
      <text:p text:style-name="P34"><text:span text:style-name="T66"/></text:p>
      <text:p text:style-name="P31">convertUnderscores</text:p>
      <text:p text:style-name="P26"><text:span text:style-name="T66"/></text:p>
      <text:p text:style-name="P24"><text:span text:style-name="T15">Convert all underscores to </text:span><text:span text:style-name="T33">$separator</text:span><text:span text:style-name="T15">.</text:span></text:p>
      <text:p text:style-name="P24"><text:span text:style-name="T15"/></text:p>
      <text:p text:style-name="P54"><text:span text:style-name="T14">/**</text:span></text:p>
      <text:p text:style-name="P53"><text:s/>* convertUnderscores</text:p>
      <text:p text:style-name="P53"><text:s/>*</text:p>
      <text:p text:style-name="P53"><text:s/>* convert all underscores to DIRECTORY_SEPARATORs</text:p>
      <text:p text:style-name="P53"><text:s/>* @param string $class = class name to convert</text:p>
      <text:p text:style-name="P53"><text:s/>* @return string $class = converted class name</text:p>
      <text:p text:style-name="P53"><text:s/>*/</text:p>
      <text:p text:style-name="P53">public function convertUnderscores($class)</text:p>
      <text:p text:style-name="P53">{</text:p>
      <text:p text:style-name="P53"><text:tab/>return str_replace('_', $this-&gt;separator, $class);</text:p>
      <text:p text:style-name="P53">}</text:p>
      <text:p text:style-name="P35"/>
      <text:p text:style-name="P5"/>
      <text:p text:style-name="P5"/>
      <text:p text:style-name="P7">Example(s)</text:p>
      <text:p text:style-name="P6"/>
      <text:p text:style-name="P6"/>
      <text:p text:style-name="P7">Source Listing</text:p>
      <text:p text:style-name="P6"/>
      <text:p text:style-name="P6">The complete class listing for the Autoload\BaseClass library class, as documented above.</text:p>
      <text:p text:style-name="P6"/>
      <text:p text:style-name="P6">Additional code:</text:p>
      <text:list xml:id="list1780558370" text:style-name="L2">
        <text:list-item>
          <text:p text:style-name="P42"><text:span text:style-name="T12">The namespace for the autoload package is </text:span><text:span text:style-name="T13">Library\Autoload</text:span><text:span text:style-name="T63">.</text:span></text:p>
        </text:list-item>
      </text:list>
      <text:p text:style-name="P11"/>
      <text:list xml:id="list772019259" text:continue-numbering="true" text:style-name="L2">
        <text:list-header>
          <text:p text:style-name="P47"/>
        </text:list-header>
      </text:list>
      <text:p text:style-name="P11"/>
      <text:p text:style-name="P11"/>
      <text:p text:style-name="P50">&lt;?php</text:p>
      <text:p text:style-name="P49">namespace Library\Autoload;</text:p>
      <text:p text:style-name="P49"/>
      <text:p text:style-name="P49">/*</text:p>
      <text:p text:style-name="P49"><text:s/>* <text:tab/><text:tab/> <text:s text:c="3"/>Autoload\BaseClass is copyright © 2012. EarthWalk Software.</text:p>
      <text:p text:style-name="P49"><text:s/>* <text:tab/><text:tab/> <text:s text:c="3"/>Licensed under the Academic Free License version 3.0.</text:p>
      <text:p text:style-name="P49"><text:s/>* <text:tab/><text:tab/><text:tab/>Refer to the file named License.txt provided with the source, </text:p>
      <text:p text:style-name="P49"><text:s/>* <text:s text:c="20"/>or from http://opensource.org/licenses/academic.php</text:p>
      <text:p text:style-name="P49"><text:s/>*/</text:p>
      <text:p text:style-name="P49">/**</text:p>
      <text:p text:style-name="P49"><text:s/>* Autoload\BaseClass.</text:p>
      <text:p text:style-name="P49"><text:s/>*</text:p>
      <text:p text:style-name="P49"><text:s/>* An abstract base class for all PSR-0 compliant autoloaders</text:p>
      <text:p text:style-name="P49"><text:s/>* @author Jay Wheeler.</text:p>
      <text:p text:style-name="P49"><text:s/>* @version 1.0</text:p>
      <text:p text:style-name="P49"><text:s/>* @copyright © 2012. EarthWalk Software.</text:p>
      <text:p text:style-name="P49"><text:s/>* @license Licensed under the Academic Free License version 3.0.</text:p>
      <text:p text:style-name="P49"><text:s/>* @package Library</text:p>
      <text:p text:style-name="P49"><text:s/>* @subpackage Autoload</text:p>
      <text:p text:style-name="P49"><text:s/>*/</text:p>
      <text:p text:style-name="P49">abstract class BaseClass</text:p>
      <text:p text:style-name="P49">{</text:p>
      <text:p text:style-name="P49"><text:tab/>/**</text:p>
      <text:p text:style-name="P49"><text:tab/> * Separator</text:p>
      <text:p text:style-name="P49"><text:tab/> *</text:p>
      <text:p text:style-name="P49"><text:tab/> * The current separator</text:p>
      <text:p text:style-name="P49"><text:tab/> * @var string $separator</text:p>
      <text:p text:style-name="P49"><text:tab/> */</text:p>
      <text:p text:style-name="P49"><text:tab/>protected<text:tab/><text:tab/>$separator='';</text:p>
      <text:p text:style-name="P49"/>
      <text:p text:style-name="P49"><text:tab/>/**</text:p>
      <text:p text:style-name="P49"><text:tab/> * loader</text:p>
      <text:p text:style-name="P49"><text:tab/> *</text:p>
      <text:p text:style-name="P49"><text:tab/> * The autoload class loader.</text:p>
      <text:p text:style-name="P49"><text:tab/> * @param string $class</text:p>
      <text:p text:style-name="P49"><text:tab/> * @return boolean true = successful, false = failed.</text:p>
      <text:p text:style-name="P49"><text:tab/> */</text:p>
      <text:p text:style-name="P49"><text:tab/>abstract public function loader($class);</text:p>
      <text:p text:style-name="P49"/>
      <text:p text:style-name="P49"><text:tab/>/**</text:p>
      <text:p text:style-name="P49"><text:tab/> * loadClassFile</text:p>
      <text:p text:style-name="P49"><text:tab/> *</text:p>
      <text:p text:style-name="P49"><text:tab/> * The autoload class file loader.</text:p>
      <text:p text:style-name="P49"><text:tab/> * @param string $class</text:p>
      <text:p text:style-name="P49"><text:tab/> * @return boolean true = successful, false = failed.</text:p>
      <text:p text:style-name="P49"><text:tab/> */</text:p>
      <text:p text:style-name="P49"><text:tab/>protected function loadClassFile($class, $directories)</text:p>
      <text:p text:style-name="P49"><text:tab/>{</text:p>
      <text:p text:style-name="P49"><text:s text:c="2"/><text:tab/> <text:s text:c="3"/>foreach($directories as $directory)</text:p>
      <text:p text:style-name="P49"><text:s text:c="2"/><text:tab/> <text:s text:c="3"/>{</text:p>
      <text:p text:style-name="P49"><text:tab/><text:tab/>$classFile = str_replace(array('\\', '\\\\', '//'), '/', </text:p>
      <text:p text:style-name="P49"><text:tab/><text:tab/><text:tab/><text:tab/>sprintf('%s%s%s.php', $directory, $this-&gt;separator, $class));</text:p>
      <text:p text:style-name="P49"/>
      <text:p text:style-name="P49"><text:tab/> <text:s text:c="7"/>if (file_exists($classFile))</text:p>
      <text:p text:style-name="P49"><text:tab/><text:tab/> <text:s/>{</text:p>
      <text:p text:style-name="P49"><text:s text:c="2"/><text:tab/><text:tab/><text:tab/>if (include_once $classFile)</text:p>
      <text:p text:style-name="P49"><text:s text:c="2"/><text:tab/><text:tab/><text:tab/>{</text:p>
      <text:p text:style-name="P49"><text:s text:c="2"/><text:tab/><text:tab/><text:tab/> <text:s text:c="3"/>return true;</text:p>
      <text:p text:style-name="P49"><text:s text:c="2"/><text:tab/><text:tab/><text:tab/>}</text:p>
      <text:p text:style-name="P49"><text:tab/> <text:s/><text:tab/> <text:s/>}</text:p>
      <text:p text:style-name="P49"><text:s text:c="2"/><text:tab/> <text:s text:c="5"/>}</text:p>
      <text:p text:style-name="P49"/>
      <text:p text:style-name="P49"><text:tab/> <text:s/><text:tab/>return false;</text:p>
      <text:p text:style-name="P49"><text:tab/>}</text:p>
      <text:p text:style-name="P49"/>
      <text:p text:style-name="P49"/>
      <text:p text:style-name="P49"><text:soft-page-break/><text:tab/>/**</text:p>
      <text:p text:style-name="P49"><text:tab/> * register</text:p>
      <text:p text:style-name="P49"><text:tab/> *</text:p>
      <text:p text:style-name="P49"><text:tab/> * Register the handler</text:p>
      <text:p text:style-name="P49"><text:tab/> * @param string $handler = name of the method in the current class instance </text:p>
      <text:p text:style-name="P49"><text:tab/> * <text:tab/><text:tab/><text:tab/><text:tab/> <text:s/>to register</text:p>
      <text:p text:style-name="P49"><text:tab/> * @param boolean $replace = true to replace if already exists, </text:p>
      <text:p text:style-name="P49"><text:tab/> * <text:s text:c="26"/>false to not replace existing (default)</text:p>
      <text:p text:style-name="P49"><text:tab/> * @param boolean $prepend = true to add to front of registered list, </text:p>
      <text:p text:style-name="P49"><text:tab/> * <text:s text:c="26"/>false to add to back (default)</text:p>
      <text:p text:style-name="P49"><text:tab/> * @return boolean true = successful, false = not</text:p>
      <text:p text:style-name="P49"><text:tab/> */</text:p>
      <text:p text:style-name="P49"><text:tab/>protected function register($handler, $replace=null, $prepend=null)</text:p>
      <text:p text:style-name="P49"><text:tab/>{</text:p>
      <text:p text:style-name="P49"><text:tab/><text:tab/>if ($prepend === null)</text:p>
      <text:p text:style-name="P49"><text:tab/><text:tab/>{</text:p>
      <text:p text:style-name="P49"><text:tab/><text:tab/><text:tab/>$prepend = false;</text:p>
      <text:p text:style-name="P49"><text:tab/><text:tab/>}</text:p>
      <text:p text:style-name="P49"/>
      <text:p text:style-name="P49"><text:tab/><text:tab/>if ($replace === null)</text:p>
      <text:p text:style-name="P49"><text:tab/><text:tab/>{</text:p>
      <text:p text:style-name="P49"><text:tab/><text:tab/><text:tab/>$replace = false;</text:p>
      <text:p text:style-name="P49"><text:tab/><text:tab/>}</text:p>
      <text:p text:style-name="P49"/>
      <text:p text:style-name="P49"><text:tab/><text:tab/>return Spl::register($handler, $replace, $prepend);</text:p>
      <text:p text:style-name="P49"><text:tab/>}</text:p>
      <text:p text:style-name="P49"/>
      <text:p text:style-name="P49"><text:tab/>/**</text:p>
      <text:p text:style-name="P49"><text:tab/> * convertUnderscores</text:p>
      <text:p text:style-name="P49"><text:tab/> *</text:p>
      <text:p text:style-name="P49"><text:tab/> * convert all underscores to DIRECTORY_SEPARATORs</text:p>
      <text:p text:style-name="P49"><text:tab/> * @param string $class = class name to convert</text:p>
      <text:p text:style-name="P49"><text:tab/> * @return string $class = converted class name</text:p>
      <text:p text:style-name="P49"><text:tab/> */</text:p>
      <text:p text:style-name="P49"><text:tab/>public function convertUnderscores($class)</text:p>
      <text:p text:style-name="P49"><text:tab/>{</text:p>
      <text:p text:style-name="P49"><text:tab/><text:tab/>return str_replace('_', $this-&gt;separator, $class);</text:p>
      <text:p text:style-name="P49"><text:tab/>}</text:p>
      <text:p text:style-name="P49"/>
      <text:p text:style-name="P49"><text:tab/>/**</text:p>
      <text:p text:style-name="P49"><text:tab/> * getSeparator.</text:p>
      <text:p text:style-name="P49"><text:tab/> *</text:p>
      <text:p text:style-name="P49"><text:tab/> * Sets the separator character on the first call and returns the</text:p>
      <text:p text:style-name="P49"><text:tab/> * current value of the directory separator.</text:p>
      <text:p text:style-name="P49"><text:tab/> * @return string $separator = current directory path separator</text:p>
      <text:p text:style-name="P49"><text:tab/> */</text:p>
      <text:p text:style-name="P49"><text:tab/>public function getSeparator()</text:p>
      <text:p text:style-name="P49"><text:s text:c="2"/><text:tab/>{</text:p>
      <text:p text:style-name="P49"><text:s text:c="2"/><text:tab/> <text:s text:c="3"/>if ($this-&gt;separator == '')</text:p>
      <text:p text:style-name="P49"><text:s text:c="2"/><text:tab/> <text:s text:c="3"/>{</text:p>
      <text:p text:style-name="P49"><text:s text:c="2"/><text:tab/><text:tab/>$this-&gt;separator = (substr(strtolower(trim(php_uname())), 0, 3) == 'win') </text:p>
      <text:p text:style-name="P49"><text:tab/><text:tab/><text:tab/><text:tab/> <text:s text:c="3"/>? '/' : DIRECTORY_SEPARATOR;</text:p>
      <text:p text:style-name="P49"><text:s text:c="2"/><text:tab/> <text:s text:c="3"/>}</text:p>
      <text:p text:style-name="P49"/>
      <text:p text:style-name="P49"><text:s text:c="2"/><text:tab/> <text:s text:c="3"/>return $this-&gt;separator;</text:p>
      <text:p text:style-name="P49"><text:s text:c="2"/><text:tab/>}</text:p>
      <text:p text:style-name="P49"/>
      <text:p text:style-name="P49">}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fo:color="#0000ff" style:font-name="OpenSymbol" style:font-name-asian="OpenSymbol" style:font-name-complex="OpenSymbol"/>
    </style:style>
    <style:style style:name="Numbering_20_Symbols" style:display-name="Numbering Symbols" style:family="text">
      <style:text-properties fo:color="#0000ff"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5-19T20:16:12</meta:creation-date>
    <dc:date>2012-05-21T00:10:12</dc:date>
    <dc:creator>Jay </dc:creator>
    <meta:editing-duration>PT17H31M01S</meta:editing-duration>
    <meta:editing-cycles>22</meta:editing-cycles>
    <meta:generator>OpenOffice.org/3.2$Linux OpenOffice.org_project/320m12$Build-9483</meta:generator>
    <meta:document-statistic meta:table-count="0" meta:image-count="0" meta:object-count="0" meta:page-count="6" meta:paragraph-count="253" meta:word-count="1146" meta:character-count="7835"/>
  </office:meta>
</office:document-meta>
</file>